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base_roll_joint</text:p>
          </table:table-cell>
          <table:table-cell table:number-columns-repeated="3"/>
          <table:table-cell office:value-type="string" calcext:value-type="string">
            <text:p>arm_flex_jo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base_r_drive_wheel_joint</text:p>
          </table:table-cell>
          <table:table-cell table:number-columns-repeated="3"/>
          <table:table-cell office:value-type="string" calcext:value-type="string">
            <text:p><text:s/>arm_lift_joi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base_l_drive_wheel_joint</text:p>
          </table:table-cell>
          <table:table-cell table:number-columns-repeated="3"/>
          <table:table-cell office:value-type="string" calcext:value-type="string">
            <text:p><text:s/>arm_roll_joi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base_r_passive_wheel_x_frame_joint</text:p>
          </table:table-cell>
          <table:table-cell table:number-columns-repeated="3"/>
          <table:table-cell office:value-type="string" calcext:value-type="string">
            <text:p><text:s/>base_l_drive_wheel_joi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2"/>base_r_passive_wheel_y_frame_joint</text:p>
          </table:table-cell>
          <table:table-cell table:number-columns-repeated="3"/>
          <table:table-cell office:value-type="string" calcext:value-type="string">
            <text:p><text:s/>base_r_drive_wheel_joi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base_r_passive_wheel_z_joint</text:p>
          </table:table-cell>
          <table:table-cell table:number-columns-repeated="3"/>
          <table:table-cell office:value-type="string" calcext:value-type="string">
            <text:p><text:s text:c="2"/>base_roll_joi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/>base_l_passive_wheel_x_frame_joint</text:p>
          </table:table-cell>
          <table:table-cell table:number-columns-repeated="3"/>
          <table:table-cell office:value-type="string" calcext:value-type="string">
            <text:p><text:s/>hand_l_spring_proximal_joi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base_l_passive_wheel_y_frame_joint</text:p>
          </table:table-cell>
          <table:table-cell table:number-columns-repeated="3"/>
          <table:table-cell office:value-type="string" calcext:value-type="string">
            <text:p><text:s/>hand_motor_joi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/>base_l_passive_wheel_z_joint</text:p>
          </table:table-cell>
          <table:table-cell table:number-columns-repeated="3"/>
          <table:table-cell office:value-type="string" calcext:value-type="string">
            <text:p><text:s/>hand_r_spring_proximal_joi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/>base_f_bumper_joint</text:p>
          </table:table-cell>
          <table:table-cell table:number-columns-repeated="3"/>
          <table:table-cell office:value-type="string" calcext:value-type="string">
            <text:p><text:s text:c="2"/>head_pan_joi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2"/>base_b_bumper_joint</text:p>
          </table:table-cell>
          <table:table-cell table:number-columns-repeated="3"/>
          <table:table-cell office:value-type="string" calcext:value-type="string">
            <text:p><text:s/>head_tilt_joi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/>torso_lift_joint</text:p>
          </table:table-cell>
          <table:table-cell table:number-columns-repeated="3"/>
          <table:table-cell office:value-type="string" calcext:value-type="string">
            <text:p><text:s/>wrist_flex_joi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/>head_pan_joint</text:p>
          </table:table-cell>
          <table:table-cell table:number-columns-repeated="3"/>
          <table:table-cell office:value-type="string" calcext:value-type="string">
            <text:p><text:s/>wrist_roll_joint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/>head_tilt_joint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<text:s/>arm_lift_joint</text:p>
          </table:table-cell>
          <table:table-cell table:number-columns-repeated="3"/>
          <table:table-cell office:value-type="string" calcext:value-type="string">
            <text:p>/hsrb/JointStat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2"/>arm_flex_joint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/>arm_roll_joint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/>wrist_flex_joint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/>wrist_roll_joint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/>wrist_ft_sensor_frame_joint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s text:c="2"/>hand_motor_joint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/>hand_l_proximal_joint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/>hand_l_spring_proximal_joint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/>hand_l_mimic_distal_joint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 text:c="2"/>hand_l_distal_joint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s/>hand_r_proximal_joint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s/>hand_r_spring_proximal_joint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/>hand_r_mimic_distal_joint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2"/>hand_r_distal_joint]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0/00/0000</text:date>, <text:time style:data-style-name="N2" text:time-value="12:47:21.944272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6:53:42.763861172</meta:creation-date>
    <dc:date>2020-04-06T12:49:47.943679929</dc:date>
    <meta:editing-duration>PT11M37S</meta:editing-duration>
    <meta:editing-cycles>3</meta:editing-cycles>
    <meta:generator>LibreOffice/5.1.6.2$Linux_X86_64 LibreOffice_project/10m0$Build-2</meta:generator>
    <meta:document-statistic meta:table-count="1" meta:cell-count="72" meta:object-count="0"/>
  </office:meta>
</office:document-meta>
</file>